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38mm"/>
    </style:style>
    <style:style style:name="co2" style:family="table-column">
      <style:table-column-properties fo:break-before="auto" style:column-width="42.74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size="10.5pt" style:font-size-asian="10.5pt" style:font-size-complex="10.5pt"/>
    </style:style>
    <style:style style:name="ce2" style:family="table-cell" style:parent-style-name="Default">
      <style:table-cell-properties fo:background-color="#b2b2b2"/>
      <style:text-properties fo:font-size="10.5pt" style:font-size-asian="10.5pt" style:font-size-complex="10.5pt"/>
    </style:style>
    <style:style style:name="ce3" style:family="table-cell" style:parent-style-name="Default" style:data-style-name="N61">
      <style:table-cell-properties fo:background-color="#b2b2b2"/>
      <style:text-properties fo:font-size="10.5pt" style:font-size-asian="10.5pt" style:font-size-complex="10.5pt"/>
    </style:style>
    <style:style style:name="ce4" style:family="table-cell" style:parent-style-name="Default">
      <style:text-properties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4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coefficient</text:p>
          </table:table-cell>
          <table:table-cell table:style-name="ce2" office:value-type="string" calcext:value-type="string">
            <text:p>p-value</text:p>
          </table:table-cell>
          <table:table-cell table:style-name="ce1" office:value-type="string" calcext:value-type="string">
            <text:p>Odds-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</text:p>
          </table:table-cell>
          <table:table-cell office:value-type="float" office:value="-3.16286396463792" calcext:value-type="float">
            <text:p>-3.16286396463792</text:p>
          </table:table-cell>
          <table:table-cell table:style-name="ce3" office:value-type="float" office:value="4.75469881786681E-037" calcext:value-type="float">
            <text:p>4.75E-37</text:p>
          </table:table-cell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CreditScore</text:p>
          </table:table-cell>
          <table:table-cell office:value-type="float" office:value="-0.000676706614654608" calcext:value-type="float">
            <text:p>-0.000676706614655</text:p>
          </table:table-cell>
          <table:table-cell table:style-name="ce2" office:value-type="float" office:value="0.0157783332504271" calcext:value-type="float">
            <text:p>0.015778333250427</text:p>
          </table:table-cell>
          <table:table-cell office:value-type="float" office:value="0.9993" calcext:value-type="float">
            <text:p>0.99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ge</text:p>
          </table:table-cell>
          <table:table-cell office:value-type="float" office:value="0.0726379534568812" calcext:value-type="float">
            <text:p>0.072637953456881</text:p>
          </table:table-cell>
          <table:table-cell table:style-name="ce3" office:value-type="float" office:value="4.06762089505975E-175" calcext:value-type="float">
            <text:p>4.07E-175</text:p>
          </table:table-cell>
          <table:table-cell office:value-type="float" office:value="1.0753" calcext:value-type="float">
            <text:p>1.07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ActiveMember</text:p>
          </table:table-cell>
          <table:table-cell office:value-type="float" office:value="-1.07603593600916" calcext:value-type="float">
            <text:p>-1.07603593600916</text:p>
          </table:table-cell>
          <table:table-cell table:style-name="ce3" office:value-type="float" office:value="9.46297483594938E-078" calcext:value-type="float">
            <text:p>9.46E-78</text:p>
          </table:table-cell>
          <table:table-cell office:value-type="float" office:value="0.3409" calcext:value-type="float">
            <text:p>0.34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emale</text:p>
          </table:table-cell>
          <table:table-cell office:value-type="float" office:value="0.526864039246052" calcext:value-type="float">
            <text:p>0.526864039246052</text:p>
          </table:table-cell>
          <table:table-cell table:style-name="ce3" office:value-type="float" office:value="3.87925081191939E-022" calcext:value-type="float">
            <text:p>3.88E-22</text:p>
          </table:table-cell>
          <table:table-cell office:value-type="float" office:value="1.6936" calcext:value-type="float">
            <text:p>1.69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ance</text:p>
          </table:table-cell>
          <table:table-cell office:value-type="float" office:value="-0.759740875307844" calcext:value-type="float">
            <text:p>-0.759740875307844</text:p>
          </table:table-cell>
          <table:table-cell table:style-name="ce3" office:value-type="float" office:value="5.30221943801363E-028" calcext:value-type="float">
            <text:p>5.30E-28</text:p>
          </table:table-cell>
          <table:table-cell office:value-type="float" office:value="0.4678" calcext:value-type="float">
            <text:p>0.46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in</text:p>
          </table:table-cell>
          <table:table-cell office:value-type="float" office:value="-0.723407991724587" calcext:value-type="float">
            <text:p>-0.723407991724587</text:p>
          </table:table-cell>
          <table:table-cell table:style-name="ce3" office:value-type="float" office:value="1.83052501932316E-019" calcext:value-type="float">
            <text:p>1.83E-19</text:p>
          </table:table-cell>
          <table:table-cell office:value-type="float" office:value="0.4851" calcext:value-type="float">
            <text:p>0.48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g_Balance</text:p>
          </table:table-cell>
          <table:table-cell office:value-type="float" office:value="0.0690278611107646" calcext:value-type="float">
            <text:p>0.069027861110765</text:p>
          </table:table-cell>
          <table:table-cell table:style-name="ce3" office:value-type="float" office:value="0.000000761950819449323" calcext:value-type="float">
            <text:p>7.62E-07</text:p>
          </table:table-cell>
          <table:table-cell office:value-type="float" office:value="1.0715" calcext:value-type="float">
            <text:p>1.07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nure</text:p>
          </table:table-cell>
          <table:table-cell office:value-type="float" office:value="-0.0158491592105859" calcext:value-type="float">
            <text:p>-0.015849159210586</text:p>
          </table:table-cell>
          <table:table-cell table:style-name="ce2" office:value-type="float" office:value="0.0899509613031144" calcext:value-type="float">
            <text:p>0.089950961303114</text:p>
          </table:table-cell>
          <table:table-cell office:value-type="float" office:value="0.9843" calcext:value-type="float">
            <text:p>0.98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mOfProducts</text:p>
          </table:table-cell>
          <table:table-cell office:value-type="float" office:value="-0.0952464767526403" calcext:value-type="float">
            <text:p>-0.09524647675264</text:p>
          </table:table-cell>
          <table:table-cell table:style-name="ce2" office:value-type="float" office:value="0.0451437259918906" calcext:value-type="float">
            <text:p>0.045143725991891</text:p>
          </table:table-cell>
          <table:table-cell office:value-type="float" office:value="0.9091" calcext:value-type="float">
            <text:p>0.9091</text:p>
          </table:table-cell>
          <table:table-cell table:number-columns-repeated="2"/>
        </table:table-row>
        <table:table-row table:style-name="ro3" table:number-rows-repeated="8"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<text:s/></text:p>
          </table:table-cell>
        </table:table-row>
        <calcext:conditional-formats>
          <calcext:conditional-format calcext:target-range-address="Sheet1.D3:Sheet1.D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3:47:10.357953268</meta:creation-date>
    <dc:date>2019-04-30T14:28:55.647760302</dc:date>
    <meta:editing-duration>PT31M32S</meta:editing-duration>
    <meta:editing-cycles>5</meta:editing-cycles>
    <meta:generator>LibreOffice/6.0.7.3$Linux_X86_64 LibreOffice_project/00m0$Build-3</meta:generator>
    <meta:document-statistic meta:table-count="1" meta:cell-count="43" meta:object-count="0"/>
  </office:meta>
</office:document-meta>
</file>